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54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40.64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23.71mm"/>
    </style:style>
    <style:style style:name="ro1" style:family="table-row">
      <style:table-row-properties style:row-height="6.14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6600"/>
    </style:style>
    <style:style style:name="ce5" style:family="table-cell" style:parent-style-name="Default" style:data-style-name="N0">
      <style:table-cell-properties fo:background-color="#ff6600" fo:wrap-option="wrap" style:vertical-align="automatic"/>
    </style:style>
    <style:style style:name="ce9" style:family="table-cell" style:parent-style-name="Default" style:data-style-name="N0">
      <style:table-cell-properties fo:background-color="#99ff66"/>
    </style:style>
    <style:style style:name="ce13" style:family="table-cell" style:parent-style-name="Default" style:data-style-name="N0">
      <style:table-cell-properties fo:background-color="#00ccff"/>
    </style:style>
    <style:style style:name="ce1" style:family="table-cell" style:parent-style-name="Default" style:data-style-name="N0"/>
    <style:style style:name="ce4" style:family="table-cell" style:parent-style-name="Default" style:data-style-name="N10108"/>
    <style:style style:name="ce6" style:family="table-cell" style:parent-style-name="Default" style:data-style-name="N10108">
      <style:table-cell-properties fo:wrap-option="wrap" style:vertical-align="automatic"/>
    </style:style>
    <style:style style:name="ce1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8" style:family="table-cell" style:parent-style-name="Hyperlink" style:data-style-name="N0">
      <style:table-cell-properties fo:background-color="transparent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background-color="transparent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Bauteil</text:p>
          </table:table-cell>
          <table:table-cell table:style-name="ce2" office:value-type="string" calcext:value-type="string">
            <text:p>Kosten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Webshop</text:p>
          </table:table-cell>
          <table:table-cell table:style-name="ce2" office:value-type="string" calcext:value-type="string">
            <text:p>Artikelnumm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 calcext:value-type="string">
            <text:p>PiCam (RPI JT CAM 5MP)</text:p>
          </table:table-cell>
          <table:table-cell table:style-name="ce4" office:value-type="currency" office:currency="EUR" office:value="15.95" calcext:value-type="currency">
            <text:p>15,95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RPI JT CAM 5MP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raspberry-pi-kamera-5mp-inkl-stromversorgung-rpi-jt-cam-5mp-p218887.html?&amp;trstct=pos_0" xlink:type="simple">https://www.reichelt.de/raspberry-pi-kamera-5mp-inkl-stromversorgung-rpi-jt-cam-5mp-p218887.html?&amp;trstct=pos_0</text:a>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ötbare Schraubklemme</text:p>
          </table:table-cell>
          <table:table-cell table:style-name="ce6" office:value-type="currency" office:currency="EUR" office:value="0.21" calcext:value-type="currency">
            <text:p>0,21 €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Reichelt</text:p>
          </table:table-cell>
          <table:table-cell table:style-name="ce7" office:value-type="string" calcext:value-type="string">
            <text:p>RND 205-00012</text:p>
          </table:table-cell>
          <table:table-cell table:style-name="ce7" office:value-type="string" calcext:value-type="string">
            <text:p>geliefert</text:p>
          </table:table-cell>
          <table:table-cell office:value-type="string" calcext:value-type="string">
            <text:p><text:a xlink:href="https://www.reichelt.de/loetbare-schraubklemme-2-pol-rm-5-mm-90-rnd-205-00012-p170244.html?&amp;trstct=pos_0" xlink:type="simple">https://www.reichelt.de/loetbare-schraubklemme-2-pol-rm-5-mm-90-rnd-205-00012-p170244.html?&amp;trstct=pos_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icherung 1,4 A</text:p>
          </table:table-cell>
          <table:table-cell table:style-name="ce4" office:value-type="currency" office:currency="EUR" office:value="0.42" calcext:value-type="currency">
            <text:p>0,42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TR. 1,4A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feinsicherung-5x20mm-mitteltraege-1-4a-mtr-1-4a-p13240.html?&amp;trstct=pol_1" xlink:type="simple">https://www.reichelt.de/feinsicherung-5x20mm-mitteltraege-1-4a-mtr-1-4a-p13240.html?&amp;trstct=pol_1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icherung 10 A</text:p>
          </table:table-cell>
          <table:table-cell table:style-name="ce4" office:value-type="currency" office:currency="EUR" office:value="0.32" calcext:value-type="currency">
            <text:p>0,32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LINK 10A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feinsicherung-5x20mm-flink-10a-flink-10a-p26479.html?&amp;trstct=pol_0" xlink:type="simple">https://www.reichelt.de/feinsicherung-5x20mm-flink-10a-flink-10a-p26479.html?&amp;trstct=pol_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icherung 3,15A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LINK 3,15A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feinsicherung-5x20mm-flink-3-15a-flink-3-15a-p7836.html?&amp;trstct=pol_0" xlink:type="simple">https://www.reichelt.de/feinsicherung-5x20mm-flink-3-15a-flink-3-15a-p7836.html?&amp;trstct=pol_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icherungshalter 5*20mm</text:p>
          </table:table-cell>
          <table:table-cell table:style-name="ce4" office:value-type="currency" office:currency="EUR" office:value="0.45" calcext:value-type="currency">
            <text:p>0,45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L OGN-25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sicherungshalter-5x20mm-max-10a-250v-pl-ogn-25-p35196.html?&amp;trstct=pol_4" xlink:type="simple">https://www.reichelt.de/sicherungshalter-5x20mm-max-10a-250v-pl-ogn-25-p35196.html?&amp;trstct=pol_4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huss-Mosfet</text:p>
          </table:table-cell>
          <table:table-cell table:style-name="ce4" office:value-type="currency" office:currency="EUR" office:value="0.67" calcext:value-type="currency">
            <text:p>0,67 €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IRF 9540N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mosfet-p-ch-100v-23a-140w-to-220abtirf-9540n-p41638.html?r=1" xlink:type="simple">https://www.reichelt.de/mosfet-p-ch-100v-23a-140w-to-220abtirf-9540n-p41638.html?r=1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lyback-Diode</text:p>
          </table:table-cell>
          <table:table-cell table:style-name="ce4" office:value-type="currency" office:currency="EUR" office:value="0.06" calcext:value-type="currency">
            <text:p>0,06 €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N 5404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gleichrichterdiode-400-v-3-a-do-201ad-1n-5404-p1749.html?r=1" xlink:type="simple">https://www.reichelt.de/gleichrichterdiode-400-v-3-a-do-201ad-1n-5404-p1749.html?r=1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Arduino Stiftleiste 2-reihig 36-polig</text:p>
          </table:table-cell>
          <table:table-cell table:style-name="ce4" office:value-type="currency" office:currency="EUR" office:value="0.17" calcext:value-type="currency">
            <text:p>0,17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1X36G 2,54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36pol-stiftleiste-gerade-rm-2-54-sl-1x36g-2-54-p19504.html?&amp;trstct=lsbght_sldr::51696" xlink:type="simple">https://www.reichelt.de/36pol-stiftleiste-gerade-rm-2-54-sl-1x36g-2-54-p19504.html?&amp;trstct=lsbght_sldr::51696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Arduino Stiftleiste 1-reihig 36-polig</text:p>
          </table:table-cell>
          <table:table-cell table:style-name="ce4" office:value-type="currency" office:currency="EUR" office:value="0.23" calcext:value-type="currency">
            <text:p>0,23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L 2X36G 2,54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www.reichelt.de/2x36pol-stiftleiste-gerade-rm-2-54-sl-2x36g-2-54-p19496.html?&amp;trstct=pol_5" xlink:type="simple">https://www.reichelt.de/2x36pol-stiftleiste-gerade-rm-2-54-sl-2x36g-2-54-p19496.html?&amp;trstct=pol_5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Pin-Header für Kompass-Kabel</text:p>
          </table:table-cell>
          <table:table-cell table:style-name="ce4" office:value-type="currency" office:currency="EUR" office:value="1.25" calcext:value-type="currency">
            <text:p>1,25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GRV CONNEC4PIN</text:p>
          </table:table-cell>
          <table:table-cell office:value-type="string" calcext:value-type="string">
            <text:p>geliefert</text:p>
          </table:table-cell>
          <table:table-cell table:style-name="ce10" office:value-type="string" calcext:value-type="string">
            <text:p><text:a xlink:href="https://www.reichelt.de/arduino-grove-universal-buchse-4-pin-10er-pack-grv-connec4pin-p191135.html?&amp;trstct=pos_2" xlink:type="simple">https://www.reichelt.de/arduino-grove-universal-buchse-4-pin-10er-pack-grv-connec4pin-p191135.html?&amp;trstct=pos_2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Kabel für RasPi</text:p>
          </table:table-cell>
          <table:table-cell table:style-name="ce4" office:value-type="currency" office:currency="EUR" office:value="2.95" calcext:value-type="currency">
            <text:p>2,95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table:style-name="ce11" office:value-type="string" calcext:value-type="string">
            <text:p>DELOCK 85360</text:p>
          </table:table-cell>
          <table:table-cell table:style-name="ce11" office:value-type="string" calcext:value-type="string">
            <text:p>geliefert</text:p>
          </table:table-cell>
          <table:table-cell table:style-name="ce12" office:value-type="string" calcext:value-type="string">
            <text:p><text:a xlink:href="https://www.reichelt.de/delock-kabel-power-4-pin-stecker-4-pin-buchse-pwm-10-cm-delock-85360-p220121.html" xlink:type="simple">https://www.reichelt.de/delock-kabel-power-4-pin-stecker-4-pin-buchse-pwm-10-cm-delock-85360-p220121.html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Lange Pins für Jumper an Motortreiber</text:p>
          </table:table-cell>
          <table:table-cell table:style-name="ce4" office:value-type="currency" office:currency="EUR" office:value="0.87" calcext:value-type="currency">
            <text:p>0,87 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TAPELLEISTE 20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reichelt.de/stapelleiste-20-polig-einreihig-hoehe-38mm-stapelleiste-20-p19453.html?&amp;trstct=vrt_pdn" xlink:type="simple">https://www.reichelt.de/stapelleiste-20-polig-einreihig-hoehe-38mm-stapelleiste-20-p19453.html?&amp;trstct=vrt_pdn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chalter</text:p>
          </table:table-cell>
          <table:table-cell table:style-name="ce4" office:value-type="currency" office:currency="EUR" office:value="1.8" calcext:value-type="currency">
            <text:p>1,80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9425 – 62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<text:a xlink:href="https://www.conrad.de/de/kippschalter-125-vac-1-x-einein-tru-components-tc-mk244z-rastend-1-st-1589425.html" xlink:type="simple">https://www.conrad.de/de/kippschalter-125-vac-1-x-einein-tru-components-tc-mk244z-rastend-1-st-1589425.html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Kugellager-Lagerblock</text:p>
          </table:table-cell>
          <table:table-cell table:style-name="ce4" office:value-type="currency" office:currency="EUR" office:value="6.79" calcext:value-type="currency">
            <text:p>6,79 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rad</text:p>
          </table:table-cell>
          <table:table-cell table:style-name="ce7" office:value-type="string" calcext:value-type="string">
            <text:p>216011 - 62</text:p>
          </table:table-cell>
          <table:table-cell table:style-name="ce7" office:value-type="string" calcext:value-type="string">
            <text:p>geliefert</text:p>
          </table:table-cell>
          <table:table-cell office:value-type="string" calcext:value-type="string">
            <text:p><text:a xlink:href="https://www.conrad.de/de/lagerbock-reely-16-bohrungs-o-16-mm-216011.html?sc.ref=Product%20Details" xlink:type="simple">https://www.conrad.de/de/lagerbock-reely-16-bohrungs-o-16-mm-216011.html?sc.ref=Product%20Details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Kugellager Innendurchmesser 4mm</text:p>
          </table:table-cell>
          <table:table-cell table:style-name="ce4" office:value-type="currency" office:currency="EUR" office:value="2.79" calcext:value-type="currency">
            <text:p>2,79 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rad</text:p>
          </table:table-cell>
          <table:table-cell table:style-name="ce7" office:value-type="string" calcext:value-type="string">
            <text:p>221925 - 62</text:p>
          </table:table-cell>
          <table:table-cell table:style-name="ce7" office:value-type="string" calcext:value-type="string">
            <text:p>geliefert</text:p>
          </table:table-cell>
          <table:table-cell office:value-type="string" calcext:value-type="string">
            <text:p><text:a xlink:href="https://www.conrad.de/de/reely-kugellager-radial-chromstahl-innen-durchmesser-4-mm-aussen-durchmesser-16-mm-drehzahl-max-41000-umin-221925.html#downloadcenter" xlink:type="simple">https://www.conrad.de/de/reely-kugellager-radial-chromstahl-innen-durchmesser-4-mm-aussen-durchmesser-16-mm-drehzahl-max-41000-umin-221925.html#downloadcenter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tromkreis-Schalter</text:p>
          </table:table-cell>
          <table:table-cell table:style-name="ce4" office:value-type="currency" office:currency="EUR" office:value="4.69" calcext:value-type="currency">
            <text:p>4,69 €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01050 – 62</text:p>
          </table:table-cell>
          <table:table-cell office:value-type="string" calcext:value-type="string">
            <text:p>geliefert</text:p>
          </table:table-cell>
          <table:table-cell table:style-name="ce8" office:value-type="string" calcext:value-type="string">
            <text:p>https://www.conrad.de/de/sci-kfz-kippschalter-r13-423l-green-12-vdc-30-a-1-x-ausein-rastend-1-st-701050.html?WT.mc_id=google_pla&amp;WT.srch=1&amp;ef_id=W6X6CAAABr1v0hKk:20181006121800:s&amp;gclid=EAIaIQobChMInrb5gubx3QIVbbHtCh0rWA38EAQYASABEgJR_PD_BwE&amp;hk=SEM&amp;insert_kz=VQ&amp;s_kwcid=AL!222!3!98230272297!!!g<text:span text:style-name="T1">!!</text:span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Steck-Verbinder für Arduino-Platinen-Kabel</text:p>
          </table:table-cell>
          <table:table-cell table:style-name="ce4" office:value-type="currency" office:currency="EUR" office:value="0.59" calcext:value-type="currency">
            <text:p>0,59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table:style-name="ce14" office:value-type="float" office:value="2215314" calcext:value-type="float">
            <text:p>2215314</text:p>
          </table:table-cell>
          <table:table-cell table:style-name="ce14"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de.farnell.com/amphenol/t821140a1s100ceu/stiftleiste-vertikal-2-54mm-40pol/dp/2215314?MER=sy-me-pd-mi-acce" xlink:type="simple">https://de.farnell.com/amphenol/t821140a1s100ceu/stiftleiste-vertikal-2-54mm-40pol/dp/2215314?MER=sy-me-pd-mi-acce</text:a>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Arduino-Platinen-Kabel</text:p>
          </table:table-cell>
          <table:table-cell table:style-name="ce4" office:value-type="currency" office:currency="EUR" office:value="4.18" calcext:value-type="currency">
            <text:p>4,18 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14" office:value-type="float" office:value="2217617" calcext:value-type="float">
            <text:p>2217617</text:p>
          </table:table-cell>
          <table:table-cell table:style-name="ce14" office:value-type="string" calcext:value-type="string">
            <text:p>geliefert</text:p>
          </table:table-cell>
          <table:table-cell table:style-name="ce8" office:value-type="string" calcext:value-type="string">
            <text:p><text:a xlink:href="https://de.farnell.com/amphenol/fc40150-0/kabel-2-54mm-f-f-150mm-40pol/dp/2217617" xlink:type="simple">https://de.farnell.com/amphenol/fc40150-0/kabel-2-54mm-f-f-150mm-40pol/dp/2217617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Rollenkette Teilung 5mm</text:p>
          </table:table-cell>
          <table:table-cell table:style-name="ce4"/>
          <table:table-cell office:value-type="string" calcext:value-type="string">
            <text:p>30cm</text:p>
          </table:table-cell>
          <table:table-cell office:value-type="string" calcext:value-type="string">
            <text:p>Ketten Fuchs</text:p>
          </table:table-cell>
          <table:table-cell table:style-name="ce15" office:value-type="string" calcext:value-type="string">
            <text:p>ER 005</text:p>
          </table:table-cell>
          <table:table-cell table:style-name="ce14" office:value-type="string" calcext:value-type="string">
            <text:p>geliefert</text:p>
          </table:table-cell>
          <table:table-cell table:style-name="ce10" office:value-type="string" calcext:value-type="string">
            <text:p><text:a xlink:href="https://www.kettenfuchs.de/index.php?id=60#c1365" xlink:type="simple">https://www.kettenfuchs.de/index.php?id=60#c1365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Rollenketten-Verschlussglied Teilung 5mm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Ketten Fuchs</text:p>
          </table:table-cell>
          <table:table-cell table:style-name="ce15" office:value-type="string" calcext:value-type="string">
            <text:p>1E-ER-005</text:p>
          </table:table-cell>
          <table:table-cell table:style-name="ce14" office:value-type="string" calcext:value-type="string">
            <text:p>geliefert</text:p>
          </table:table-cell>
          <table:table-cell table:style-name="ce10" office:value-type="string" calcext:value-type="string">
            <text:p><text:a xlink:href="https://www.kettenfuchs.de/index.php?id=60#c1365" xlink:type="simple">https://www.kettenfuchs.de/index.php?id=60#c1365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Kettenrad Teilung 5mm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Ketten Fuchs</text:p>
          </table:table-cell>
          <table:table-cell table:style-name="ce15" office:value-type="string" calcext:value-type="string">
            <text:p>321-005-008</text:p>
          </table:table-cell>
          <table:table-cell table:style-name="ce14" office:value-type="string" calcext:value-type="string">
            <text:p>geliefert</text:p>
          </table:table-cell>
          <table:table-cell table:style-name="ce10" office:value-type="string" calcext:value-type="string">
            <text:p><text:a xlink:href="https://www.kettenfuchs.de/index.php?id=148&amp;tx_form_form%5Baction%5D=process&amp;cHash=48a9bb633279e58ae017ef5ce6dbd248" xlink:type="simple">https://www.kettenfuchs.de/index.php?id=148&amp;tx_form_form%5Baction%5D=process&amp;cHash=48a9bb633279e58ae017ef5ce6dbd248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otorshields</text:p>
          </table:table-cell>
          <table:table-cell table:style-name="ce16" office:value-type="currency" office:currency="EUR" office:value="28.51" calcext:value-type="currency">
            <text:p>28,51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kstein Komponente</text:p>
          </table:table-cell>
          <table:table-cell office:value-type="string" calcext:value-type="string">
            <text:p>PO1213</text:p>
          </table:table-cell>
          <table:table-cell table:style-name="ce14" office:value-type="string" calcext:value-type="string">
            <text:p>geliefert</text:p>
          </table:table-cell>
          <table:table-cell table:style-name="ce10" office:value-type="string" calcext:value-type="string">
            <text:p>https://eckstein-shop.de/Pololu-Dual-MC33926-Motor-Driver-Carri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rduino nano</text:p>
          </table:table-cell>
          <table:table-cell table:style-name="ce16" office:value-type="currency" office:currency="EUR" office:value="7.95" calcext:value-type="currency">
            <text:p>7,95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kstein Komponente</text:p>
          </table:table-cell>
          <table:table-cell office:value-type="string" calcext:value-type="string">
            <text:p>AR01003</text:p>
          </table:table-cell>
          <table:table-cell table:style-name="ce14" office:value-type="string" calcext:value-type="string">
            <text:p>geliefert</text:p>
          </table:table-cell>
          <table:table-cell table:style-name="ce10" office:value-type="string" calcext:value-type="string">
            <text:p>https://eckstein-shop.de/HIMALAYA-basic-Nano-Board-ATMEGA-mit-mini-USB-Kabel-Arduino-kompatibel-FTDI-FT232RL-USB-UART-IC?curr=EUR&amp;gclid=EAIaIQobChMIsaG1uuCN3wIV1eR3Ch0lDwqvEAkYAiABEgLt7fD_BwE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office:value-type="string" calcext:value-type="string">
            <text:p>Benötigt für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est der Gesamtschaltung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Verwendung auf endgültiger Platin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Dribbler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obotik</meta:initial-creator>
    <meta:creation-date>2018-10-30T13:29:37Z</meta:creation-date>
    <dc:date>2019-01-10T17:20:31.319157390</dc:date>
    <meta:editing-cycles>24</meta:editing-cycles>
    <meta:editing-duration>PT32S</meta:editing-duration>
    <meta:document-statistic meta:table-count="1" meta:cell-count="176" meta:object-count="0"/>
  </office:meta>
</office:document-meta>
</file>